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169ad" officeooo:paragraph-rsid="001169ad"/>
    </style:style>
    <style:style style:name="P2" style:family="paragraph" style:parent-style-name="Preformatted_20_Text">
      <style:text-properties officeooo:paragraph-rsid="001169ad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Standard">
      <style:text-properties officeooo:rsid="001169ad" officeooo:paragraph-rsid="001169ad"/>
    </style:style>
    <style:style style:name="P5" style:family="paragraph" style:parent-style-name="Standard">
      <style:text-properties officeooo:rsid="001169ad" officeooo:paragraph-rsid="001169ad"/>
    </style:style>
    <style:style style:name="P6" style:family="paragraph" style:parent-style-name="Preformatted_20_Text">
      <style:text-properties officeooo:paragraph-rsid="0012990f"/>
    </style:style>
    <style:style style:name="P7" style:family="paragraph" style:parent-style-name="Preformatted_20_Text">
      <style:text-properties officeooo:rsid="001169ad" officeooo:paragraph-rsid="001169ad"/>
    </style:style>
    <style:style style:name="T1" style:family="text">
      <style:text-properties officeooo:rsid="001169ad"/>
    </style:style>
    <style:style style:name="T2" style:family="text">
      <style:text-properties style:font-name="Liberation Mono" fo:font-size="10pt" officeooo:rsid="001169ad" style:font-name-asian="Noto Sans Mono CJK SC" style:font-size-asian="10pt" style:font-name-complex="Liberation Mono" style:font-size-complex="10pt"/>
    </style:style>
    <style:style style:name="T3" style:family="text">
      <style:text-properties fo:font-size="10pt" officeooo:rsid="001169ad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TRS Install</text:p>
      <text:p text:style-name="P4"/>
      <text:p text:style-name="P1"><text:span text:style-name="Source_20_Text">sudo apt update</text:span></text:p>
      <text:p text:style-name="P2"><text:span text:style-name="Source_20_Text"><text:span text:style-name="T2"/></text:span></text:p>
      <text:p text:style-name="P3"><text:span text:style-name="Source_20_Text">sudo apt install mariadb-server</text:span></text:p>
      <text:p text:style-name="P1"><text:span text:style-name="Source_20_Text">sudo mysql_secure_installation</text:span></text:p>
      <text:p text:style-name="P4"/>
      <text:p text:style-name="P1"><text:span text:style-name="Source_20_Text">sudo mysql -u root</text:span></text:p>
      <text:p text:style-name="P1"><text:span text:style-name="Source_20_Text"/></text:p>
      <text:p text:style-name="P6"><text:span text:style-name="Source_20_Text"><text:span text:style-name="T1">UPDATE mysql.user SET plugin = '</text:span></text:span><text:span text:style-name="Source_20_Text"><text:span text:style-name="T2">passwd</text:span></text:span><text:span text:style-name="Source_20_Text"><text:span text:style-name="T3">'</text:span></text:span><text:span text:style-name="Source_20_Text"><text:span text:style-name="T1"> WHERE User = 'root';</text:span></text:span></text:p>
      <text:p text:style-name="P1"><text:span text:style-name="Source_20_Text"/></text:p>
      <text:p text:style-name="P1"><text:span text:style-name="Source_20_Text">FLUSH PRIVILEGES;</text:span></text:p>
      <text:p text:style-name="P1"><text:span text:style-name="Source_20_Text"/></text:p>
      <text:p text:style-name="P1"><text:span text:style-name="Source_20_Text">QUIT;</text:span></text:p>
      <text:p text:style-name="P1"><text:span text:style-name="Source_20_Text"/></text:p>
      <text:p text:style-name="P1"><text:span text:style-name="Source_20_Text">mysql -u root -p</text:span></text:p>
      <text:p text:style-name="P1"><text:span text:style-name="Source_20_Text"/></text:p>
      <text:p text:style-name="P1"><text:span text:style-name="Source_20_Text">sudo tee /etc/mysql/mariadb.conf.d/otrs.cnf&lt;&lt;EOF</text:span></text:p>
      <text:p text:style-name="P1"><text:span text:style-name="Source_20_Text"/></text:p>
      <text:p text:style-name="P1"><text:span text:style-name="Source_20_Text">[mysqld]</text:span></text:p>
      <text:p text:style-name="Preformatted_20_Text"><text:span text:style-name="Source_20_Text">max_allowed_packet=64M</text:span></text:p>
      <text:p text:style-name="Preformatted_20_Text"><text:span text:style-name="Source_20_Text">query_cache_size=36M</text:span></text:p>
      <text:p text:style-name="Preformatted_20_Text"><text:span text:style-name="Source_20_Text">innodb_log_file_size=256M</text:span></text:p>
      <text:p text:style-name="P3"><text:span text:style-name="Source_20_Text">EOF</text:span></text:p>
      <text:p text:style-name="P1"><text:span text:style-name="Source_20_Text">sudo systemctl restart mariadb</text:span></text:p>
      <text:p text:style-name="P1"><text:span text:style-name="Source_20_Text"/></text:p>
      <text:p text:style-name="P1"><text:span text:style-name="Source_20_Text">mysql -u root -p</text:span></text:p>
      <text:p text:style-name="P1"><text:span text:style-name="Source_20_Text"/></text:p>
      <text:p text:style-name="P1"><text:span text:style-name="Source_20_Text">CREATE DATABASE otrs CHARACTER SET utf8 COLLATE utf8_general_ci;</text:span></text:p>
      <text:p text:style-name="P1"><text:span text:style-name="Source_20_Text"/></text:p>
      <text:p text:style-name="P1"><text:span text:style-name="Source_20_Text">GRANT ALL PRIVILEGES ON otrs.* TO otrs_user@localhost IDENTIFIED BY 'passwd';</text:span></text:p>
      <text:p text:style-name="P1"><text:span text:style-name="Source_20_Text">FLUSH PRIVILEGES;</text:span></text:p>
      <text:p text:style-name="P1"><text:span text:style-name="Source_20_Text"/></text:p>
      <text:p text:style-name="P1"><text:span text:style-name="Source_20_Text">QUIT</text:span></text:p>
      <text:p text:style-name="P1"><text:span text:style-name="Source_20_Text"/></text:p>
      <text:p text:style-name="P1"><text:span text:style-name="Source_20_Text">sudo apt install <text:s/>apache2 libapache2-mod-perl2</text:span></text:p>
      <text:p text:style-name="P1"><text:span text:style-name="Source_20_Text"/></text:p>
      <text:p text:style-name="P1"><text:span text:style-name="Source_20_Text">sudo apt install libdatetime-perl libcrypt-eksblowfish-perl libcrypt-ssleay-perl libgd-graph-perl libapache-dbi-perl libsoap-lite-perl libarchive-zip-perl libgd-text-perl libnet-dns-perl libpdf-api2-perl libauthen-ntlm-perl libdbd-odbc-perl libjson-xs-perl libyaml-libyaml-perl libxml-libxml-perl libencode-hanextra-perl libxml-libxslt-perl libpdf-api2-simple-perl libmail-imapclient-perl libtemplate-perl libtext-csv-xs-perl libdbd-pg-perl libapache2-mod-perl2 libtemplate-perl libnet-dns-perl libnet-ldap-perl libio-socket-ssl-perl libmoo-perl </text:span></text:p>
      <text:p text:style-name="P1"><text:span text:style-name="Source_20_Text"/></text:p>
      <text:p text:style-name="P1"><text:span text:style-name="Source_20_Text">sudo apachectl -M | grep perl</text:span></text:p>
      <text:p text:style-name="P1"><text:span text:style-name="Source_20_Text"/></text:p>
      <text:p text:style-name="P1"><text:span text:style-name="Source_20_Text">sudo a2enmod perl</text:span></text:p>
      <text:p text:style-name="P1"><text:span text:style-name="Source_20_Text"/></text:p>
      <text:p text:style-name="P1"><text:span text:style-name="Source_20_Text">sudo systemctl restart apache2</text:span></text:p>
      <text:p text:style-name="P1"><text:span text:style-name="Source_20_Text"/></text:p>
      <text:p text:style-name="P1"><text:span text:style-name="Source_20_Text">sudo useradd -d /opt/otrs -c 'OTRS user' otrs</text:span></text:p>
      <text:p text:style-name="P1"><text:span text:style-name="Source_20_Text"/></text:p>
      <text:p text:style-name="P1"><text:span text:style-name="Source_20_Text">sudo usermod -aG www-data otrs</text:span></text:p>
      <text:p text:style-name="P1"><text:span text:style-name="Source_20_Text"/></text:p>
      <text:p text:style-name="P1"><text:span text:style-name="Source_20_Text">id otrs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oft-page-break/><text:span text:style-name="Source_20_Text">sudo apt-get install wget</text:span></text:p>
      <text:p text:style-name="P1"><text:span text:style-name="Source_20_Text"/></text:p>
      <text:p text:style-name="P1"><text:span text:style-name="Source_20_Text">wget </text:span><text:a xlink:type="simple" xlink:href="http://ftp.otrs.org/pub/otrs/otrs-latest.tar.gz" text:style-name="Internet_20_link" text:visited-style-name="Visited_20_Internet_20_Link"><text:span text:style-name="Source_20_Text">http://ftp.otrs.org/pub/otrs/otrs-latest.tar.gz</text:span></text:a></text:p>
      <text:p text:style-name="Preformatted_20_Text"><text:span text:style-name="Source_20_Text">tar xvf otrs-latest.tar.gz</text:span></text:p>
      <text:p text:style-name="P3"><text:span text:style-name="Source_20_Text">mv otrs-*/ otrs</text:span></text:p>
      <text:p text:style-name="P1"><text:span text:style-name="Source_20_Text">sudo mv otrs /opt</text:span></text:p>
      <text:p text:style-name="P1"><text:span text:style-name="Source_20_Text"/></text:p>
      <text:p text:style-name="P1"><text:span text:style-name="Source_20_Text">sudo /opt/otrs/bin/otrs.CheckModules.pl</text:span></text:p>
      <text:p text:style-name="P1"><text:span text:style-name="Source_20_Text"/></text:p>
      <text:p text:style-name="P1"><text:span text:style-name="Source_20_Text">sudo cp /opt/otrs/Kernel/Config.pm.dist /opt/otrs/Kernel/Config.pm</text:span></text:p>
      <text:p text:style-name="P1"><text:span text:style-name="Source_20_Text"/></text:p>
      <text:p text:style-name="P2"><text:span text:style-name="Source_20_Text"><text:span text:style-name="T1">sudo </text:span></text:span><text:span text:style-name="Source_20_Text"><text:span text:style-name="T2">nano</text:span></text:span><text:span text:style-name="Source_20_Text"><text:span text:style-name="T1"> /opt/otrs/Kernel/Config.pm</text:span></text:span></text:p>
      <text:p text:style-name="P2"><text:span text:style-name="Source_20_Text"/></text:p>
      <text:p text:style-name="P2"><text:span text:style-name="Source_20_Text"/></text:p>
      <text:p text:style-name="P1"><text:span text:style-name="Source_20_Text">sudo nano /opt/otrs/scripts/apache2-perl-startup.pl</text:span></text:p>
      <text:p text:style-name="P1"><text:span text:style-name="Source_20_Text"/></text:p>
      <text:p text:style-name="P1"><text:span text:style-name="Source_20_Text">Quitar comentarios</text:span></text:p>
      <text:p text:style-name="P1"><text:span text:style-name="Source_20_Text">use DBD::mysql ();</text:span></text:p>
      <text:p text:style-name="P3"><text:span text:style-name="Source_20_Text">use Kernel::System::DB::mysql;</text:span></text:p>
      <text:p text:style-name="P1">sudo /opt/otrs/bin/otrs.SetPermissions.pl –web-group=www-data</text:p>
      <text:p text:style-name="P1"/>
      <text:p text:style-name="P1"/>
      <text:p text:style-name="P1"><text:span text:style-name="Source_20_Text">ls -ldh /opt/otrs/</text:span></text:p>
      <text:p text:style-name="P1"/>
      <text:p text:style-name="P1"><text:span text:style-name="Source_20_Text">sudo ln -s /opt/otrs/scripts/apache2-httpd.include.conf /etc/apache2/sites-enabled/otrs.conf</text:span></text:p>
      <text:p text:style-name="P1"><text:span text:style-name="Strong_20_Emphasis">sudo perl -cw /opt/otrs/bin/cgi-bin/index.pl</text:span></text:p>
      <text:p text:style-name="P1"/>
      <text:p text:style-name="P1"><text:span text:style-name="Strong_20_Emphasis">sudo perl -cw /opt/otrs/bin/cgi-bin/customer.pl</text:span></text:p>
      <text:p text:style-name="P1"/>
      <text:p text:style-name="P1"><text:span text:style-name="Strong_20_Emphasis">sudo perl -cw /opt/otrs/bin/otrs.Console.pl</text:span></text:p>
      <text:p text:style-name="P1"/>
      <text:p text:style-name="P1"><text:span text:style-name="Source_20_Text">sudo systemctl restart apache2</text:span></text:p>
      <text:p text:style-name="P1"/>
      <text:p text:style-name="P1"><text:span text:style-name="Source_20_Text">sudo ufw allow 80</text:span></text:p>
      <text:p text:style-name="P1"/>
      <text:p text:style-name="P1">Open the URL <text:a xlink:type="simple" xlink:href="http://server-ip-address/otrs/installer.pl" text:style-name="Internet_20_link" text:visited-style-name="Visited_20_Internet_20_Link"><text:span text:style-name="Emphasis"><text:span text:style-name="Strong_20_Emphasis">http://server-ip-address/otrs/installer.pl</text:span></text:span></text:a><text:span text:style-name="Emphasis"><text:span text:style-name="Strong_20_Emphasis"> </text:span>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4"><text:a xlink:type="simple" xlink:href="http://127.0.0.1/otrs/index.pl" text:style-name="Internet_20_link" text:visited-style-name="Visited_20_Internet_20_Link"><text:span text:style-name="Source_20_Text">http://127.0.0.1/otrs/index.pl </text:span></text:a></text:p>
      <text:p text:style-name="Standard">root@localhost </text:p>
      <text:p text:style-name="Standard">DlTWLBtUMTTz1t4H 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5T23:16:35.926670077</meta:creation-date>
    <dc:date>2020-07-15T23:57:51.287935675</dc:date>
    <meta:editing-duration>PT12M47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2" meta:paragraph-count="53" meta:word-count="206" meta:character-count="2152" meta:non-whitespace-character-count="1993"/>
  </office:meta>
</office:document-meta>
</file>